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Grande" svg:font-family="'Lucida Grande', Geneva, Arial, Helvetica, sans-serif"/>
    <style:font-face style:name="Mangal1" svg:font-family="Mangal"/>
    <style:font-face style:name="arial" svg:font-family="arial, sans-serif"/>
    <style:font-face style:name="Amiri" svg:font-family="Ami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miri1" svg:font-family="Ami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miri" fo:font-size="16pt" fo:language="es" fo:country="ES" officeooo:paragraph-rsid="0004dc9f" style:font-size-asian="16pt" style:font-name-complex="Amiri1" style:font-size-complex="16pt"/>
    </style:style>
    <style:style style:name="P2" style:family="paragraph" style:parent-style-name="Standard">
      <style:text-properties officeooo:paragraph-rsid="0004dc9f"/>
    </style:style>
    <style:style style:name="P3" style:family="paragraph" style:parent-style-name="Standard">
      <style:paragraph-properties fo:text-align="start" style:justify-single-word="false"/>
      <style:text-properties fo:language="es" fo:country="ES" officeooo:paragraph-rsid="0004dc9f"/>
    </style:style>
    <style:style style:name="P4" style:family="paragraph" style:parent-style-name="Standard">
      <style:paragraph-properties fo:text-align="start" style:justify-single-word="false"/>
      <style:text-properties fo:language="es" fo:country="ES" officeooo:paragraph-rsid="0004dc9f" fo:background-color="#81d41a"/>
    </style:style>
    <style:style style:name="P5" style:family="paragraph" style:parent-style-name="Standard">
      <style:text-properties fo:language="es" fo:country="ES" officeooo:paragraph-rsid="0004dc9f"/>
    </style:style>
    <style:style style:name="P6" style:family="paragraph" style:parent-style-name="Standard">
      <style:text-properties fo:language="es" fo:country="ES" style:text-underline-style="none" officeooo:rsid="0004dc9f" officeooo:paragraph-rsid="0004dc9f"/>
    </style:style>
    <style:style style:name="P7" style:family="paragraph" style:parent-style-name="Standard">
      <style:text-properties fo:language="es" fo:country="ES" style:text-underline-style="none" officeooo:rsid="0005d201" officeooo:paragraph-rsid="0005d201"/>
    </style:style>
    <style:style style:name="P8" style:family="paragraph" style:parent-style-name="Standard">
      <style:text-properties fo:language="es" fo:country="ES" style:text-underline-style="none" officeooo:rsid="000745af" officeooo:paragraph-rsid="000745af"/>
    </style:style>
    <style:style style:name="P9" style:family="paragraph" style:parent-style-name="Standard">
      <style:text-properties fo:language="es" fo:country="ES" style:text-underline-style="none" officeooo:rsid="00074623" officeooo:paragraph-rsid="0007462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4757c"/>
    </style:style>
    <style:style style:name="T3" style:family="text">
      <style:text-properties style:text-underline-style="solid" style:text-underline-width="auto" style:text-underline-color="font-color" officeooo:rsid="0004dc9f"/>
    </style:style>
    <style:style style:name="T4" style:family="text">
      <style:text-properties fo:background-color="#81d41a" loext:char-shading-value="0"/>
    </style:style>
    <style:style style:name="T5" style:family="text">
      <style:text-properties officeooo:rsid="0004dc9f" fo:background-color="#81d41a" loext:char-shading-value="0"/>
    </style:style>
    <style:style style:name="T6" style:family="text">
      <style:text-properties fo:language="es" fo:country="ES" style:text-underline-style="none" officeooo:rsid="0004dc9f"/>
    </style:style>
    <style:style style:name="T7" style:family="text">
      <style:text-properties fo:font-variant="normal" fo:text-transform="none" fo:color="#202124" loext:opacity="100%" style:font-name="Liberation Serif" fo:font-size="12pt" fo:letter-spacing="normal" fo:language="es" fo:country="ES" fo:font-style="normal" fo:font-weight="normal"/>
    </style:style>
    <style:style style:name="T8" style:family="text">
      <style:text-properties fo:font-variant="normal" fo:text-transform="none" fo:color="#212121" loext:opacity="100%" style:font-name="Liberation Serif" fo:font-size="12pt" fo:letter-spacing="normal" fo:language="es" fo:country="ES" fo:font-style="normal" fo:font-weight="normal" style:font-size-asian="12pt" style:font-size-complex="12pt"/>
    </style:style>
    <style:style style:name="T9" style:family="text">
      <style:text-properties style:font-name="Liberation Serif" fo:language="es" fo:country="ES"/>
    </style:style>
    <style:style style:name="T10" style:family="text">
      <style:text-properties style:font-name="Liberation Serif" fo:language="es" fo:country="ES" officeooo:rsid="000745af"/>
    </style:style>
    <style:style style:name="T11" style:family="text">
      <style:text-properties fo:color="#212121" loext:opacity="100%" style:font-name="Liberation Serif" fo:font-size="12pt" fo:language="es" fo:country="ES" style:font-size-asian="12pt" style:font-size-complex="12pt"/>
    </style:style>
    <style:style style:name="T12" style:family="text">
      <style:text-properties fo:color="#212121" loext:opacity="100%" style:font-name="Liberation Serif" fo:font-size="12pt" fo:language="es" fo:country="ES" officeooo:rsid="000745af" style:font-size-asian="12pt" style:font-size-complex="12pt"/>
    </style:style>
    <style:style style:name="T13" style:family="text">
      <style:text-properties officeooo:rsid="000745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ACIÓN Y ORIENTACIÓN LABORAL</text:p>
      <text:p text:style-name="P3"><text:span text:style-name="T4">UNIDAD </text:span><text:span text:style-name="T5">3</text:span></text:p>
      <text:p text:style-name="P4"/>
      <text:p text:style-name="P3">Actividades</text:p>
      <text:p text:style-name="P3"/>
      <text:p text:style-name="P5"><text:span text:style-name="T1">Ejercicio </text:span><text:span text:style-name="T3">5</text:span><text:span text:style-name="T2">, página 204</text:span></text:p>
      <text:p text:style-name="P5"><text:span text:style-name="T2"/></text:p>
      <text:p text:style-name="P6">La principal consecuencia de la exposición a agentes ambientales son las enfermedades son las enfermedades ambientales. Al año se declaran alrededor de 19000 enfermedades profesionales. Vamos a profundizar un poco más en ellas.</text:p>
      <text:p text:style-name="P6"/>
      <text:p text:style-name="P6">a) La asbestosis es una enfermedad profesional que se produce por la exposición al amianto. Visualiza el video y explica como se genera la enfermedad y cuales fueron los factores de riesgo que provocaron que los trabajadores contrajeran esta enfermedad. Haz una propuesta sobre que medidas preventivas deberían haberse adoptado.</text:p>
      <text:p text:style-name="P6"/>
      <text:p text:style-name="P7">Las partículas desprendidas del amianto son microscópicas al ser respiradas resulta casi imposible filtrarlas, se acumulan en la pleura y con el tiempo se acorcha el órgano y se generan depósitos de calcio y se estanca líquido. Las células del mesotelio mutan y forman el tumor. El principal factor de riesgo al que se enfrentaron los trabajadores fue el trabajar durante décadas expuestos a una gran cantidad de amianto, lo que genera este cáncer pulmonar.</text:p>
      <text:p text:style-name="P6"/>
      <text:p text:style-name="P6">b) Todos relacionamos sordera o hipoacusia con ruido, pero a lo largo de esta unidad se han mencionado varias enfermedades profesionales de las que puede que nunca hayas oído hablar. Vamos a investigar un poco más. Explica en que consisten las siguientes enfermedades e indica alguna actividad laboral en la que los trabajadores estén expuestos a este riesgo:</text:p>
      <text:p text:style-name="P6"/>
      <text:p text:style-name="P2"><text:span text:style-name="T6">- Carbunco: </text:span><text:span text:style-name="T7">Enfermedad infecciosa y contagiosa, producida por una bacteria, que padecen los animales, en especial el ganado bovino y ovino, y que puede ser transmitida al hombre, en el que produce el ántrax.</text:span><text:span text:style-name="T9"> </text:span><text:span text:style-name="T10">Por ejemplo, un ganadero o un veterinario.</text:span></text:p>
      <text:p text:style-name="P6"/>
      <text:p text:style-name="P2"><text:span text:style-name="T6">-Síndrome del túnel carpiano: </text:span><text:span text:style-name="T8">Es una afección en la cual existe una presión excesiva en el nervio mediano. Este es el nervio en la muñeca que permite la sensibilidad y el movimiento a partes de la mano. El síndrome del túnel carpiano puede provocar entumecimiento, hormigueo, debilidad, o daño muscular en la mano y dedos.</text:span><text:span text:style-name="T11"> </text:span><text:span text:style-name="T12">Por ejemplo, un informático o un peluquero.</text:span></text:p>
      <text:p text:style-name="P6"/>
      <text:p text:style-name="P6">- Dermatitis: <text:span text:style-name="T13">La dermatitis es la irritación de la piel. Tiene muchas causas, tipos y es muy común. Por ejemplo un trabajador de los servicios sanitarios o un trabajador del sector de la alimentación y restauración.</text:span></text:p>
      <text:p text:style-name="P6"/>
      <text:p text:style-name="P6">- Silicosis: <text:span text:style-name="T13">Hay distintos tipos de silicosis, pero al final esta enfermedad se produce debido a la exposición al polvo de sílice,ya sea corto (silicosis aguda) o largo (silicosis crónica) periodo de tiempo. El mejor ejemplo es el de los minero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) En la actualidad se habla de riesgos emergentes, de los cuales todavía no se conoce el verdadero alcance de sus efectos; entre estos riesgos están los disruptores endocrinos. ¿No has oído hablar de ellas?</text:p>
      <text:p text:style-name="P6"/>
      <text:p text:style-name="P8">Los riesgos emergentes son riesgos nuevos que van en aumento:</text:p>
      <text:p text:style-name="P6"/>
      <text:p text:style-name="P6">- <text:span text:style-name="T13">Las nanopartículas.</text:span></text:p>
      <text:p text:style-name="P6"/>
      <text:p text:style-name="P6">- <text:span text:style-name="T13">Los gases de escape de motores diésel.</text:span></text:p>
      <text:p text:style-name="P6"/>
      <text:p text:style-name="P6">- <text:span text:style-name="T13">Las fibras minerales artificiales.</text:span></text:p>
      <text:p text:style-name="P6"/>
      <text:p text:style-name="P6">- <text:span text:style-name="T13">Los isocianatos.</text:span></text:p>
      <text:p text:style-name="P6"/>
      <text:p text:style-name="P6">- <text:span text:style-name="T13">La exposición dérmica.</text:span></text:p>
      <text:p text:style-name="P6"/>
      <text:p text:style-name="P9">Agentes cancerígenos, mutágenos y sustancias con efectos perjudiciales para la reproducción.</text:p>
      <text:p text:style-name="P9"/>
      <text:p text:style-name="P9">- Las sustancias peligrosas del sector de la construcción y en el tratamiento de residu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Grande" svg:font-family="'Lucida Grande', Geneva, Arial, Helvetica, sans-serif"/>
    <style:font-face style:name="Mangal1" svg:font-family="Mangal"/>
    <style:font-face style:name="arial" svg:font-family="arial, sans-serif"/>
    <style:font-face style:name="Amiri" svg:font-family="Ami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miri1" svg:font-family="Ami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1-17T13:56:56.867000000</dc:date>
    <meta:editing-duration>PT2M47S</meta:editing-duration>
    <meta:editing-cycles>3</meta:editing-cycles>
    <meta:document-statistic meta:table-count="0" meta:image-count="0" meta:object-count="0" meta:page-count="2" meta:paragraph-count="21" meta:word-count="501" meta:character-count="3110" meta:non-whitespace-character-count="2630"/>
  </office:meta>
</office:document-meta>
</file>